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archGenerator.setup( SourceResolver resolver , Map objectModel , String src , Parameters pa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earchGenerator.buildHi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archGenerator.generateHit( LuceneCocoonPager pag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archGenerato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archGenerator.generateNavigation( LuceneCocoonPager p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arch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archGenerator.generateResul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archGenerator.generateHits( LuceneCocoonPager p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archGenerator.createInteger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arch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